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/>
          <table:table-cell table:style-name="ce1" office:value-type="string" calcext:value-type="string">
            <text:p>YearsExperience</text:p>
          </table:table-cell>
          <table:table-cell table:style-name="ce1" office:value-type="string" calcext:value-type="string">
            <text:p>Salar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9343" calcext:value-type="float">
            <text:p>393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46205" calcext:value-type="float">
            <text:p>462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7731" calcext:value-type="float">
            <text:p>377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525" calcext:value-type="float">
            <text:p>435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39891" calcext:value-type="float">
            <text:p>398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.9</text:p>
          </table:table-cell>
          <table:table-cell office:value-type="float" office:value="56642" calcext:value-type="float">
            <text:p>566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150" calcext:value-type="float">
            <text:p>601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54445" calcext:value-type="float">
            <text:p>544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64445" calcext:value-type="float">
            <text:p>6444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.7</text:p>
          </table:table-cell>
          <table:table-cell office:value-type="float" office:value="57189" calcext:value-type="float">
            <text:p>571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office:value-type="float" office:value="63218" calcext:value-type="float">
            <text:p>632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5794" calcext:value-type="float">
            <text:p>5579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957" calcext:value-type="float">
            <text:p>569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.1</text:p>
          </table:table-cell>
          <table:table-cell office:value-type="float" office:value="57081" calcext:value-type="float">
            <text:p>5708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61111" calcext:value-type="float">
            <text:p>611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.9" calcext:value-type="float">
            <text:p>4.9</text:p>
          </table:table-cell>
          <table:table-cell office:value-type="float" office:value="67938" calcext:value-type="float">
            <text:p>6793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.1</text:p>
          </table:table-cell>
          <table:table-cell office:value-type="float" office:value="66029" calcext:value-type="float">
            <text:p>660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.3</text:p>
          </table:table-cell>
          <table:table-cell office:value-type="float" office:value="83088" calcext:value-type="float">
            <text:p>8308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.9" calcext:value-type="float">
            <text:p>5.9</text:p>
          </table:table-cell>
          <table:table-cell office:value-type="float" office:value="81363" calcext:value-type="float">
            <text:p>813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3940" calcext:value-type="float">
            <text:p>9394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91738" calcext:value-type="float">
            <text:p>917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.1" calcext:value-type="float">
            <text:p>7.1</text:p>
          </table:table-cell>
          <table:table-cell office:value-type="float" office:value="98273" calcext:value-type="float">
            <text:p>982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.9" calcext:value-type="float">
            <text:p>7.9</text:p>
          </table:table-cell>
          <table:table-cell office:value-type="float" office:value="101302" calcext:value-type="float">
            <text:p>10130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.2" calcext:value-type="float">
            <text:p>8.2</text:p>
          </table:table-cell>
          <table:table-cell office:value-type="float" office:value="113812" calcext:value-type="float">
            <text:p>11381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.7" calcext:value-type="float">
            <text:p>8.7</text:p>
          </table:table-cell>
          <table:table-cell office:value-type="float" office:value="109431" calcext:value-type="float">
            <text:p>10943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5582" calcext:value-type="float">
            <text:p>10558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.5" calcext:value-type="float">
            <text:p>9.5</text:p>
          </table:table-cell>
          <table:table-cell office:value-type="float" office:value="116969" calcext:value-type="float">
            <text:p>11696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.6" calcext:value-type="float">
            <text:p>9.6</text:p>
          </table:table-cell>
          <table:table-cell office:value-type="float" office:value="112635" calcext:value-type="float">
            <text:p>11263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.3" calcext:value-type="float">
            <text:p>10.3</text:p>
          </table:table-cell>
          <table:table-cell office:value-type="float" office:value="122391" calcext:value-type="float">
            <text:p>1223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.5" calcext:value-type="float">
            <text:p>10.5</text:p>
          </table:table-cell>
          <table:table-cell office:value-type="float" office:value="121872" calcext:value-type="float">
            <text:p>121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0:15:13.841891582</meta:creation-date>
    <dc:date>2019-08-24T10:16:30.312431475</dc:date>
    <meta:editing-duration>PT1M17S</meta:editing-duration>
    <meta:editing-cycles>1</meta:editing-cycles>
    <meta:document-statistic meta:table-count="1" meta:cell-count="92" meta:object-count="0"/>
    <meta:generator>LibreOffice/6.2.5.2$Linux_X86_64 LibreOffice_project/20$Build-2</meta:generator>
  </office:meta>
</office:document-meta>
</file>